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2055in"/>
    </style:style>
    <style:style style:name="co2" style:family="table-column">
      <style:table-column-properties fo:break-before="auto" style:column-width="0.9835in"/>
    </style:style>
    <style:style style:name="co3" style:family="table-column">
      <style:table-column-properties fo:break-before="auto" style:column-width="4.3547in"/>
    </style:style>
    <style:style style:name="co4" style:family="table-column">
      <style:table-column-properties fo:break-before="auto" style:column-width="0.6665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cccc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c0c0c0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fo:background-color="#00ffff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wrap-option="wrap"/>
    </style:style>
    <style:style style:name="ce7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RobotBo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15" table:default-cell-style-name="ce3"/>
        <table:table-column table:style-name="co4" table:number-columns-repeated="6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uantit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ain components</text:p>
          </table:table-cell>
          <table:table-cell table:style-name="ce2"/>
          <table:table-cell table:number-columns-repeated="1022"/>
        </table:table-row>
        <table:table-row table:style-name="ro2">
          <table:table-cell office:value-type="string">
            <text:p>Pololu 37D mm Metal Gearmotor Bracket Pair</text:p>
          </table:table-cell>
          <table:table-cell office:value-type="float" office:value="1">
            <text:p>1</text:p>
          </table:table-cell>
          <table:table-cell table:style-name="ce7" office:value-type="string">
            <text:p><text:a xlink:href="https://secure.robotshop.com/eu/productinfo.aspx?pc=RB-Pol-03&amp;lang=en-US" xlink:type="simple">https://secure.robotshop.com/eu/productinfo.aspx?pc=RB-Pol-03&amp;lang=en-US</text:a></text:p>
          </table:table-cell>
          <table:table-cell table:number-columns-repeated="1021"/>
        </table:table-row>
        <table:table-row table:style-name="ro2">
          <table:table-cell office:value-type="string">
            <text:p>100:1 Metal Gearmotor 37Dx54L mm with 64 CPR Encoder</text:p>
          </table:table-cell>
          <table:table-cell office:value-type="float" office:value="2">
            <text:p>2</text:p>
          </table:table-cell>
          <table:table-cell office:value-type="string">
            <text:p><text:a xlink:href="https://secure.robotshop.com/eu/pololu-12v-100-1-gear-motor-encoder.html" xlink:type="simple">https://secure.robotshop.com/eu/pololu-12v-100-1-gear-motor-encoder.html</text:a></text:p>
          </table:table-cell>
          <table:table-cell table:number-columns-repeated="1021"/>
        </table:table-row>
        <table:table-row table:style-name="ro2">
          <table:table-cell office:value-type="string">
            <text:p>BaneBots Hub, Hex, Series 40, Set Screw, 6mm Bore, 2 Wide</text:p>
          </table:table-cell>
          <table:table-cell office:value-type="float" office:value="2">
            <text:p>2</text:p>
          </table:table-cell>
          <table:table-cell office:value-type="string">
            <text:p><text:a xlink:href="https://secure.robotshop.com/eu/productinfo.aspx?pc=RB-Ban-155&amp;lang=en-US" xlink:type="simple">https://secure.robotshop.com/eu/productinfo.aspx?pc=RB-Ban-155&amp;lang=en-US</text:a></text:p>
          </table:table-cell>
          <table:table-cell table:number-columns-repeated="1021"/>
        </table:table-row>
        <table:table-row table:style-name="ro2">
          <table:table-cell office:value-type="string">
            <text:p>BaneBots Wheel, 4-7 / 8" x 0.8", 1 / 2" Hex Mount, 40A, Black / Orange</text:p>
          </table:table-cell>
          <table:table-cell office:value-type="float" office:value="2">
            <text:p>2</text:p>
          </table:table-cell>
          <table:table-cell office:value-type="string">
            <text:p><text:a xlink:href="https://secure.robotshop.com/eu/productinfo.aspx?pc=RB-Ban-140&amp;lang=en-US" xlink:type="simple">https://secure.robotshop.com/eu/productinfo.aspx?pc=RB-Ban-140&amp;lang=en-US</text:a></text:p>
          </table:table-cell>
          <table:table-cell table:number-columns-repeated="1021"/>
        </table:table-row>
        <table:table-row table:style-name="ro2">
          <table:table-cell office:value-type="string">
            <text:p>Pololu Dual MC33926 Motor Driver Shield for Arduino</text:p>
          </table:table-cell>
          <table:table-cell office:value-type="float" office:value="1">
            <text:p>1</text:p>
          </table:table-cell>
          <table:table-cell office:value-type="string">
            <text:p><text:a xlink:href="https://secure.robotshop.com/eu/productinfo.aspx?pc=RB-Pol-197&amp;lang=en-US" xlink:type="simple">https://secure.robotshop.com/eu/productinfo.aspx?pc=RB-Pol-197&amp;lang=en-US</text:a> </text:p>
          </table:table-cell>
          <table:table-cell table:number-columns-repeated="1021"/>
        </table:table-row>
        <table:table-row table:style-name="ro2">
          <table:table-cell office:value-type="string">
            <text:p>Blickle 346601 Device fixed roller, Ø 50 mm Specification swivel castor with mounting plate</text:p>
          </table:table-cell>
          <table:table-cell office:value-type="float" office:value="1">
            <text:p>1</text:p>
          </table:table-cell>
          <table:table-cell table:style-name="Default" office:value-type="string">
            <text:p><text:a xlink:href="http://www.conrad-electronic.co.uk/ce/en/product/826519" xlink:type="simple">http://www.conrad-electronic.co.uk/ce/en/product/826519</text:a></text:p>
          </table:table-cell>
          <table:table-cell table:number-columns-repeated="1021"/>
        </table:table-row>
        <table:table-row table:style-name="ro1">
          <table:table-cell office:value-type="string">
            <text:p>Arduino Uno</text:p>
          </table:table-cell>
          <table:table-cell office:value-type="float" office:value="1">
            <text:p>1</text:p>
          </table:table-cell>
          <table:table-cell table:style-name="Default" office:value-type="string">
            <text:p>Had it already available – can find it everywhere.</text:p>
          </table:table-cell>
          <table:table-cell table:number-columns-repeated="1021"/>
        </table:table-row>
        <table:table-row table:style-name="ro2">
          <table:table-cell office:value-type="string">
            <text:p>Atmel ATTINY45-20PU Microcontroller 256Byte DIL 8 (to be used as wheel encoder counter)</text:p>
          </table:table-cell>
          <table:table-cell office:value-type="float" office:value="2">
            <text:p>2</text:p>
          </table:table-cell>
          <table:table-cell office:value-type="string">
            <text:p><text:a xlink:href="http://www.conrad-electronic.co.uk/ce/en/product/154219" xlink:type="simple">http://www.conrad-electronic.co.uk/ce/en/product/154219</text:a>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ower supply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Turnigy 4000mAh 3S 20C Lipo Pack (EU warehouse) – 423g – bullet plug</text:p>
          </table:table-cell>
          <table:table-cell office:value-type="float" office:value="1">
            <text:p>1</text:p>
          </table:table-cell>
          <table:table-cell office:value-type="string">
            <text:p><text:a xlink:href="http://hobbyking.com/hobbyking/store/uh_viewItem.asp?idProduct=35892" xlink:type="simple">http://hobbyking.com/hobbyking/store/uh_viewItem.asp?idProduct=35892</text:a></text:p>
          </table:table-cell>
          <table:table-cell table:number-columns-repeated="1021"/>
        </table:table-row>
        <table:table-row table:style-name="ro2">
          <table:table-cell office:value-type="string">
            <text:p>HXT4mm Battery Harness 14AWG for 2 Packs in Parallel (NL warehouse)</text:p>
          </table:table-cell>
          <table:table-cell office:value-type="float" office:value="1">
            <text:p>1</text:p>
          </table:table-cell>
          <table:table-cell office:value-type="string">
            <text:p><text:a xlink:href="http://hobbyking.com/hobbyking/store/uh_viewItem.asp?idProduct=42103" xlink:type="simple">http://hobbyking.com/hobbyking/store/uh_viewItem.asp?idProduct=42103</text:a></text:p>
          </table:table-cell>
          <table:table-cell table:number-columns-repeated="1021"/>
        </table:table-row>
        <table:table-row table:style-name="ro2">
          <table:table-cell office:value-type="string">
            <text:p>HXT 4MM to Banana Plug Charge Lead Adapter (NL Warehouse)</text:p>
          </table:table-cell>
          <table:table-cell office:value-type="float" office:value="1">
            <text:p>1</text:p>
          </table:table-cell>
          <table:table-cell table:style-name="Default" office:value-type="string">
            <text:p><text:a xlink:href="http://hobbyking.com/hobbyking/store/__18099__HXT_4MM_to_Banana_Plug_Charge_Lead_Adapter.html" xlink:type="simple">http://hobbyking.com/hobbyking/store/__18099__HXT_4MM_to_Banana_Plug_Charge_Lead_Adapter.html</text:a></text:p>
          </table:table-cell>
          <table:table-cell table:number-columns-repeated="1021"/>
        </table:table-row>
        <table:table-row table:style-name="ro2">
          <table:table-cell office:value-type="string">
            <text:p>On Board Lipoly Low Voltage Alarm (2s~4s)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hobbyking.com/hobbyking/store/__18987__On_Board_Lipoly_Low_Voltage_Alarm_2s_4s_.html" xlink:type="simple">http://www.hobbyking.com/hobbyking/store/__18987__On_Board_Lipoly_Low_Voltage_Alarm_2s_4s_.html</text:a></text:p>
          </table:table-cell>
          <table:table-cell table:number-columns-repeated="1021"/>
        </table:table-row>
        <table:table-row table:style-name="ro2">
          <table:table-cell office:value-type="string">
            <text:p>Turnigy Accucel-6 50W 6A Balancer/Charger w/ accessories (EU warehouse)</text:p>
          </table:table-cell>
          <table:table-cell office:value-type="float" office:value="1">
            <text:p>1</text:p>
          </table:table-cell>
          <table:table-cell office:value-type="string">
            <text:p><text:a xlink:href="http://hobbyking.com/hobbyking/store/__31281__Turnigy_Accucel_6_50W_6A_Balancer_Charger_w_accessories_EU_warehouse_.html" xlink:type="simple">http://hobbyking.com/hobbyking/store/__31281__Turnigy_Accucel_6_50W_6A_Balancer_Charger_w_accessories_EU_warehouse_.html</text:a></text:p>
          </table:table-cell>
          <table:table-cell table:number-columns-repeated="1021"/>
        </table:table-row>
        <table:table-row table:style-name="ro2">
          <table:table-cell office:value-type="string">
            <text:p>SCI R13-242B2 Rocker Switch, Illuminated Red, 3PST, On-Off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conrad-electronic.co.uk/ce/en/product/709121" xlink:type="simple">http://www.conrad-electronic.co.uk/ce/en/product/709121</text:a></text:p>
          </table:table-cell>
          <table:table-cell table:number-columns-repeated="1021"/>
        </table:table-row>
        <table:table-row table:style-name="ro2">
          <table:table-cell office:value-type="string">
            <text:p>SCI R3-76-01-3L106 Fuse Holder For 6 x Standard Flachsicherung 19mm Fuses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conrad-electronic.co.uk/ce/en/product/530766" xlink:type="simple">http://www.conrad-electronic.co.uk/ce/en/product/530766</text:a></text:p>
          </table:table-cell>
          <table:table-cell table:number-columns-repeated="1021"/>
        </table:table-row>
        <table:table-row table:style-name="ro2">
          <table:table-cell office:value-type="string">
            <text:p>Fuses 1A, 2A, 15A</text:p>
          </table:table-cell>
          <table:table-cell office:value-type="string">
            <text:p>10 of each</text:p>
          </table:table-cell>
          <table:table-cell office:value-type="string">
            <text:p><text:a xlink:href="http://www.conrad-electronic.co.uk/ce/en/product/535027" xlink:type="simple">http://www.conrad-electronic.co.uk/ce/en/product/535027</text:a>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LM2596 Step Down Adjustable DC-DC Power Supply Module New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buyincoins.com/item/9004.html" xlink:type="simple">http://www.buyincoins.com/item/9004.html</text:a>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Other (wires, bolts, nuts, connectors, …)</text:p>
          </table:table-cell>
          <table:table-cell table:number-columns-repeated="1023"/>
        </table:table-row>
        <table:table-row table:style-name="ro2">
          <table:table-cell office:value-type="string">
            <text:p>M5 Uninsulated Ring Terminal, Copper, DIN 46234, 1.5 - 2.5mm², Cimco Werkzeugfabrik 180410</text:p>
          </table:table-cell>
          <table:table-cell office:value-type="float" office:value="6">
            <text:p>6</text:p>
          </table:table-cell>
          <table:table-cell office:value-type="string">
            <text:p><text:a xlink:href="http://www.conrad-electronic.co.uk/ce/en/product/734821" xlink:type="simple">http://www.conrad-electronic.co.uk/ce/en/product/734821</text:a></text:p>
          </table:table-cell>
          <table:table-cell table:number-columns-repeated="1021"/>
        </table:table-row>
        <table:table-row table:style-name="ro2">
          <table:table-cell office:value-type="string">
            <text:p>M5 Uninsulated Ring Terminal, Copper, DIN 46234, 0,5 - 1 mm², Cimco Werkzeugfabrik </text:p>
          </table:table-cell>
          <table:table-cell office:value-type="float" office:value="6">
            <text:p>6</text:p>
          </table:table-cell>
          <table:table-cell office:value-type="string">
            <text:p><text:a xlink:href="http://www.conrad.be/ce/nl/product/734782" xlink:type="simple">http://www.conrad.be/ce/nl/product/734782</text:a></text:p>
          </table:table-cell>
          <table:table-cell table:number-columns-repeated="1021"/>
        </table:table-row>
        <table:table-row table:style-name="ro2">
          <table:table-cell office:value-type="string">
            <text:p>Uninsulated F-Style In-Line Receptacle, 1.5 - 2.5mm², Vogt Verbindungstechnik 3833.60</text:p>
          </table:table-cell>
          <table:table-cell office:value-type="float" office:value="5">
            <text:p>5</text:p>
          </table:table-cell>
          <table:table-cell office:value-type="string">
            <text:p><text:a xlink:href="http://www.conrad-electronic.co.uk/ce/en/product/736924" xlink:type="simple">http://www.conrad-electronic.co.uk/ce/en/product/736924</text:a></text:p>
          </table:table-cell>
          <table:table-cell table:number-columns-repeated="1021"/>
        </table:table-row>
        <table:table-row table:style-name="ro2">
          <table:table-cell office:value-type="string">
            <text:p>Uninsulated F-Style In-Line Receptacle, 0.5 - 1.0mm², Vogt Verbindungstechnik 3831.60</text:p>
          </table:table-cell>
          <table:table-cell office:value-type="float" office:value="5">
            <text:p>5</text:p>
          </table:table-cell>
          <table:table-cell office:value-type="string">
            <text:p><text:a xlink:href="http://www.conrad-electronic.co.uk/ce/en/product/737279" xlink:type="simple">http://www.conrad-electronic.co.uk/ce/en/product/737279</text:a></text:p>
          </table:table-cell>
          <table:table-cell table:number-columns-repeated="1021"/>
        </table:table-row>
        <table:table-row table:style-name="ro2">
          <table:table-cell office:value-type="string">
            <text:p>Soft PVC insulation sleeve for spade connector 6.3 mm Soft PVC Red</text:p>
          </table:table-cell>
          <table:table-cell office:value-type="float" office:value="10">
            <text:p>10</text:p>
          </table:table-cell>
          <table:table-cell office:value-type="string">
            <text:p><text:a xlink:href="http://www.conrad-electronic.co.uk/ce/en/product/735622" xlink:type="simple">http://www.conrad-electronic.co.uk/ce/en/product/735622</text:a></text:p>
          </table:table-cell>
          <table:table-cell table:number-columns-repeated="1021"/>
        </table:table-row>
        <table:table-row table:style-name="ro2">
          <table:table-cell office:value-type="string">
            <text:p>TOOLCRAFT DIN 934 galvanised steel hexagon nuts Galvanised steel M3 100 Units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conrad-electronic.co.uk/ce/en/product/815624" xlink:type="simple">http://www.conrad-electronic.co.uk/ce/en/product/815624</text:a></text:p>
          </table:table-cell>
          <table:table-cell table:number-columns-repeated="1021"/>
        </table:table-row>
        <table:table-row table:style-name="ro2">
          <table:table-cell office:value-type="string">
            <text:p>TOOLCRAFT DIN 7985 galvanised steel raised head screws Galvanised steel · Quality 4.8 M 3 100 Units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conrad-electronic.co.uk/ce/en/product/827136" xlink:type="simple">http://www.conrad-electronic.co.uk/ce/en/product/827136</text:a></text:p>
          </table:table-cell>
          <table:table-cell table:number-columns-repeated="1021"/>
        </table:table-row>
        <table:table-row table:style-name="ro2">
          <table:table-cell office:value-type="string">
            <text:p>TOOLCRAFT DIN 7985 galvanised steel raised head screws Galvanised steel · Quality 4.8 M 3 100 Units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conrad-electronic.co.uk/ce/en/product/815381" xlink:type="simple">http://www.conrad-electronic.co.uk/ce/en/product/815381</text:a></text:p>
          </table:table-cell>
          <table:table-cell table:number-columns-repeated="1021"/>
        </table:table-row>
        <table:table-row table:style-name="ro2">
          <table:table-cell office:value-type="string">
            <text:p>TOOLCRAFT DIN 7985 galvanised steel raised head screws Galvanised steel · Quality 4.8 M 3 100 Units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conrad-electronic.co.uk/ce/en/product/815357" xlink:type="simple">http://www.conrad-electronic.co.uk/ce/en/product/815357</text:a></text:p>
          </table:table-cell>
          <table:table-cell table:number-columns-repeated="1021"/>
        </table:table-row>
        <table:table-row table:style-name="ro2">
          <table:table-cell office:value-type="string">
            <text:p>100-pack of DIN 125 ZN A 3.2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conrad-electronic.co.uk/ce/en/product/814628" xlink:type="simple">http://www.conrad-electronic.co.uk/ce/en/product/814628</text:a></text:p>
          </table:table-cell>
          <table:table-cell table:number-columns-repeated="1021"/>
        </table:table-row>
        <table:table-row table:style-name="ro2">
          <table:table-cell office:value-type="string">
            <text:p>Cable ties, LxW: 200 x 2,6 mm, Polyamide 66, 80 N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conrad.nl/ce/nl/product/391148/Cable-ties-LxW-200-x-26-mm-Polyamide-66-80-N" xlink:type="simple">http://www.conrad.nl/ce/nl/product/391148/Cable-ties-LxW-200-x-26-mm-Polyamide-66-80-N</text:a></text:p>
          </table:table-cell>
          <table:table-cell table:number-columns-repeated="1021"/>
        </table:table-row>
        <table:table-row table:style-name="ro2">
          <table:table-cell office:value-type="string">
            <text:p>100-pack of DIN9021 steel M3 shims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conrad-electronic.co.uk/ce/en/product/521800" xlink:type="simple">http://www.conrad-electronic.co.uk/ce/en/product/521800</text:a></text:p>
          </table:table-cell>
          <table:table-cell table:number-columns-repeated="1021"/>
        </table:table-row>
        <table:table-row table:style-name="ro2">
          <table:table-cell office:value-type="string">
            <text:p>Stranded Copper Wire 1.94 mm² Red</text:p>
          </table:table-cell>
          <table:table-cell office:value-type="string">
            <text:p>1m</text:p>
          </table:table-cell>
          <table:table-cell office:value-type="string">
            <text:p><text:a xlink:href="http://www.conrad-electronic.co.uk/ce/en/product/601880" xlink:type="simple">http://www.conrad-electronic.co.uk/ce/en/product/601880</text:a></text:p>
          </table:table-cell>
          <table:table-cell table:number-columns-repeated="1021"/>
        </table:table-row>
        <table:table-row table:style-name="ro2">
          <table:table-cell office:value-type="string">
            <text:p>Stranded Copper Wire 1.94 mm² Blue</text:p>
          </table:table-cell>
          <table:table-cell office:value-type="string">
            <text:p>1m</text:p>
          </table:table-cell>
          <table:table-cell office:value-type="string">
            <text:p><text:a xlink:href="http://www.conrad-electronic.co.uk/ce/en/product/601893" xlink:type="simple">http://www.conrad-electronic.co.uk/ce/en/product/601893</text:a></text:p>
          </table:table-cell>
          <table:table-cell table:number-columns-repeated="1021"/>
        </table:table-row>
        <table:table-row table:style-name="ro1">
          <table:table-cell office:value-type="string">
            <text:p>10xM5 screws * 40mm to connect fuse panel</text:p>
          </table:table-cell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1021"/>
        </table:table-row>
        <table:table-row table:style-name="ro1">
          <table:table-cell office:value-type="string">
            <text:p>600x300x6mm MDF for base</text:p>
          </table:table-cell>
          <table:table-cell office:value-type="float" office:value="1">
            <text:p>1</text:p>
          </table:table-cell>
          <table:table-cell office:value-type="string">
            <text:p>Loca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otes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Better voltage alarm is this one: Hobbyking 2-8S Cell Checker with Low Voltage Alarm ( EU Warehouse); it includes voltage reading! (code: “Voltage-Alarm”)</text:p>
          </table:table-cell>
          <table:table-cell/>
          <table:table-cell office:value-type="string">
            <text:p><text:a xlink:href="https://www.hobbyking.com/hobbyking/store/uh_viewItem.asp?idProduct=42757" xlink:type="simple">https://www.hobbyking.com/hobbyking/store/uh_viewItem.asp?idProduct=42757</text:a></text:p>
          </table:table-cell>
          <table:table-cell table:number-columns-repeated="1021"/>
        </table:table-row>
        <table:table-row table:style-name="ro1" table:number-rows-repeated="1048515">
          <table:table-cell table:number-columns-repeated="1024"/>
        </table:table-row>
        <table:table-row table:style-name="ro4" table:number-rows-repeated="2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21P0"/>
    </number:currency-style>
    <number:date-style style:name="N122">
      <number:day/>
      <number:text>/</number:text>
      <number:month number:style="long"/>
      <number:text>/</number:text>
      <number:year number:style="long"/>
    </number:date-style>
    <number:number-style style:name="N123">
      <number:number number:decimal-places="1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1" style:family="table-cell" style:parent-style-name="Default" style:data-style-name="N0">
      <style:table-cell-properties fo:background-color="#ff0000"/>
    </style:style>
    <style:style style:name="cf2" style:family="table-cell" style:parent-style-name="Default" style:data-style-name="N0">
      <style:table-cell-properties fo:background-color="#ffff0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ConditionalStyle_5f_29" style:display-name="ConditionalStyle_29" style:family="table-cell" style:parent-style-name="Default">
      <style:table-cell-properties fo:background-color="#ff0000"/>
    </style:style>
    <style:style style:name="ConditionalStyle_5f_28" style:display-name="ConditionalStyle_28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154in" fo:margin-bottom="0.3154in" fo:margin-left="0.7083in" fo:margin-right="0.7083in" style:print-page-order="ttb" style:first-page-number="continue" style:scale-to="100%" style:print="charts drawings objects"/>
      <style:header-style>
        <style:header-footer-properties fo:min-height="0.4335in" fo:margin-left="0.7083in" fo:margin-right="0.7083in" fo:margin-bottom="0in"/>
      </style:header-style>
      <style:footer-style>
        <style:header-footer-properties fo:min-height="0.4335in" fo:margin-left="0.7083in" fo:margin-right="0.7083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/>
    <dc:creator>kristof </dc:creator>
    <meta:creation-date>2006-09-16T00:00:00Z</meta:creation-date>
    <dc:date>2013-08-08T08:23:56</dc:date>
    <meta:editing-duration>P1DT16H41M12S</meta:editing-duration>
    <meta:editing-cycles>143</meta:editing-cycles>
    <meta:document-statistic meta:table-count="1" meta:cell-count="107" meta:object-count="0"/>
  </office:meta>
</office:document-meta>
</file>